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8fe37" officeooo:paragraph-rsid="0018fe37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8fe37" officeooo:paragraph-rsid="0018fe37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fe37" officeooo:paragraph-rsid="0018fe37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1pt" officeooo:rsid="0018fe37" officeooo:paragraph-rsid="0018fe37" style:font-size-asian="18.3500003814697pt" style:font-size-complex="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PLOMA</text:p>
      <text:p text:style-name="P1"/>
      <text:p text:style-name="P2">IES JOAN RAMIS I RAMIS</text:p>
      <text:p text:style-name="P2"/>
      <text:p text:style-name="P2">Sergi Martin Server</text:p>
      <text:p text:style-name="P2"/>
      <text:p text:style-name="P2"/>
      <text:p text:style-name="P2">Ha realizado la formación y superado todas la pruebas exigidas. Siendo por lo tanto </text:p>
      <text:p text:style-name="P2"/>
      <text:p text:style-name="P2"/>
      <text:p text:style-name="P4">DIPLOMADO EN SISTEMAS MICROINFORMÁTICOS Y REDES</text:p>
      <text:p text:style-name="P4"/>
      <text:p text:style-name="P4"/>
      <text:p text:style-name="P2">Islas Baleares, España, Mahón, 11/11/2022</text:p>
      <text:p text:style-name="P2"/>
      <text:p text:style-name="P2"/>
      <text:p text:style-name="P3"/>
      <text:p text:style-name="P3"/>
      <text:p text:style-name="P3"/>
      <text:p text:style-name="P3">Sergi Martin Server<text:tab/><text:tab/>Joan Carreras <text:tab/><text:tab/><text:tab/><text:tab/><text:tab/><text:tab/><text:tab/><text:tab/>Raquel Taltavu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1T08:56:56.096000000</meta:creation-date>
    <dc:date>2022-11-11T09:16:29.991000000</dc:date>
    <meta:editing-duration>PT19M34S</meta:editing-duration>
    <meta:editing-cycles>1</meta:editing-cycles>
    <meta:document-statistic meta:table-count="0" meta:image-count="0" meta:object-count="0" meta:page-count="1" meta:paragraph-count="7" meta:word-count="41" meta:character-count="279" meta:non-whitespace-character-count="235"/>
    <meta:generator>LibreOffice/7.4.2.3$Windows_X86_64 LibreOffice_project/382eef1f22670f7f4118c8c2dd222ec7ad009daf</meta:generator>
  </office:meta>
</office:document-meta>
</file>